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58000069D500002C57B90E2E6FC394C434.wmf" manifest:media-type="image/x-wmf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5.584cm" style:page-number="auto" table:align="left" style:writing-mode="lr-tb"/>
    </style:style>
    <style:style style:name="Tabela1.A" style:family="table-column">
      <style:table-column-properties style:column-width="3.752cm"/>
    </style:style>
    <style:style style:name="Tabela1.B" style:family="table-column">
      <style:table-column-properties style:column-width="11.83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9cm" fo:padding-right="0.199cm" fo:padding-top="0cm" fo:padding-bottom="0cm" fo:border="none" style:writing-mode="lr-tb"/>
    </style:style>
    <style:style style:name="Tabela1.B1" style:family="table-cell">
      <style:table-cell-properties style:vertical-align="top" fo:padding-left="0.199cm" fo:padding-right="0.199cm" fo:padding-top="0cm" fo:padding-bottom="0cm" fo:border="none" style:writing-mode="lr-tb"/>
    </style:style>
    <style:style style:name="Tabela2" style:family="table">
      <style:table-properties style:width="15.505cm" fo:margin-left="0.016cm" fo:margin-right="0.069cm" table:align="margins" style:writing-mode="lr-tb"/>
    </style:style>
    <style:style style:name="Tabela2.A" style:family="table-column">
      <style:table-column-properties style:column-width="2.725cm" style:rel-column-width="11518*"/>
    </style:style>
    <style:style style:name="Tabela2.B" style:family="table-column">
      <style:table-column-properties style:column-width="8.758cm" style:rel-column-width="37017*"/>
    </style:style>
    <style:style style:name="Tabela2.C" style:family="table-column">
      <style:table-column-properties style:column-width="4.022cm" style:rel-column-width="17000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a2.A6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style:vertical-align="top" fo:padding="0.191cm" fo:border="0.5pt solid #000000" style:writing-mode="lr-tb"/>
    </style:style>
    <style:style style:name="Tabela2.A7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a2.B7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a2.C7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style:snap-to-layout-grid="false"/>
      <style:text-properties style:font-name="Arial" fo:font-size="10pt" fo:font-weight="bold" officeooo:paragraph-rsid="00180de4" style:font-size-asian="10pt" style:font-weight-asian="bold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style:font-name="Arial" fo:font-size="10pt" fo:font-weight="bold" officeooo:paragraph-rsid="0016de9a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style:font-name-asian="Helvetica" style:font-size-asian="10pt" style:font-weight-asian="bold" style:font-name-complex="Helvetica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name-asian="Helvetica" style:font-size-asian="10pt" style:font-weight-asian="bold" style:font-name-complex="Helvetica" style:font-size-complex="10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padding="0.035cm" fo:border="0.51pt solid #000000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padding="0.035cm" fo:border="0.51pt solid #000000"/>
      <style:text-properties style:font-name="Arial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justify" style:justify-single-word="false" fo:padding="0.035cm" fo:border="0.51pt solid #000000"/>
      <style:text-properties style:font-name="Arial" fo:font-size="10pt" fo:font-weight="bold" officeooo:paragraph-rsid="0017323c" style:font-size-asian="10pt" style:font-weight-asian="bold" style:font-size-complex="10pt"/>
    </style:style>
    <style:style style:name="P14" style:family="paragraph" style:parent-style-name="Standard">
      <style:paragraph-properties fo:padding="0.035cm" fo:border="0.51pt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fo:padding="0.035cm" fo:border="0.51pt solid #000000" fo:keep-with-next="always">
        <style:tab-stops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text-indent="0.06cm" style:auto-text-indent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left="0.709cm" fo:margin-right="-0.005cm" fo:text-indent="0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-0.005cm" fo:text-indent="0cm" style:auto-text-indent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fo:padding="0.035cm" fo:border="0.51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fo:padding="0.035cm" fo:border="0.51pt solid #000000"/>
      <style:text-properties style:font-name="Arial" fo:font-size="10pt" officeooo:paragraph-rsid="00194d51" style:font-size-asian="10pt" style:font-size-complex="10pt"/>
    </style:style>
    <style:style style:name="P21" style:family="paragraph" style:parent-style-name="Text_20_body_20_indent">
      <style:paragraph-properties fo:margin-left="0cm" fo:margin-right="0cm" fo:text-indent="0cm" style:auto-text-indent="false" fo:padding="0.035cm" fo:border="0.51pt solid #000000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 fo:padding="0.035cm" fo:border="0.51pt solid #000000"/>
      <style:text-properties style:font-name="Arial" fo:font-size="10pt" style:font-size-asian="10pt" style:font-size-complex="10pt"/>
    </style:style>
    <style:style style:name="P23" style:family="paragraph" style:parent-style-name="Text_20_body">
      <style:paragraph-properties fo:margin-left="0cm" fo:margin-right="0cm" fo:text-align="justify" style:justify-single-word="false" fo:text-indent="1.27cm" style:auto-text-indent="false" fo:padding="0.035cm" fo:border="0.51pt solid #000000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1cm" fo:margin-right="0cm" fo:text-indent="-1cm" style:auto-text-indent="false" fo:padding="0.035cm" fo:border="0.51pt solid #000000"/>
      <style:text-properties style:font-name="Arial" fo:font-size="10pt" style:font-size-asian="10pt" style:font-size-complex="10pt"/>
    </style:style>
    <style:style style:name="P25" style:family="paragraph" style:parent-style-name="Corpo_20_de_20_texto_20_2">
      <style:paragraph-properties fo:margin-top="0cm" fo:margin-bottom="0cm" loext:contextual-spacing="false" style:snap-to-layout-grid="false"/>
      <style:text-properties style:font-name="Arial" fo:font-size="10pt" style:font-size-asian="10pt" style:font-size-complex="10pt"/>
    </style:style>
    <style:style style:name="P26" style:family="paragraph" style:parent-style-name="Footer">
      <style:paragraph-properties fo:margin-top="0.106cm" fo:margin-bottom="0.106cm" loext:contextual-spacing="false" style:snap-to-layout-grid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Arial" fo:font-size="10pt" fo:font-weight="normal" officeooo:rsid="0016de9a" officeooo:paragraph-rsid="0016de9a" style:font-size-asian="10pt" style:font-weight-asian="normal" style:font-size-complex="10pt" style:font-weight-complex="normal"/>
    </style:style>
    <style:style style:name="P28" style:family="paragraph" style:parent-style-name="Standard" style:list-style-name="L1">
      <style:paragraph-properties style:snap-to-layout-grid="false"/>
      <style:text-properties style:font-name="Arial" fo:font-size="10pt" style:font-size-asian="10pt" style:font-size-complex="10pt"/>
    </style:style>
    <style:style style:name="P29" style:family="paragraph" style:parent-style-name="Standard" style:list-style-name="L2">
      <style:paragraph-properties style:snap-to-layout-grid="false"/>
      <style:text-properties style:font-name="Arial" fo:font-size="10pt" style:font-size-asian="10pt" style:font-size-complex="10pt"/>
    </style:style>
    <style:style style:name="P30" style:family="paragraph" style:parent-style-name="Standard" style:list-style-name="L2">
      <style:paragraph-properties style:snap-to-layout-grid="false"/>
      <style:text-properties style:font-name="Arial" fo:font-size="10pt" officeooo:rsid="0016de9a" officeooo:paragraph-rsid="0016de9a" style:font-size-asian="10pt" style:font-size-complex="10pt"/>
    </style:style>
    <style:style style:name="P31" style:family="paragraph" style:parent-style-name="Standard" style:list-style-name="L2">
      <style:paragraph-properties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paragraph-properties fo:margin-left="0.048cm" fo:margin-right="-0.005cm" fo:text-indent="0cm" style:auto-text-indent="false" style:snap-to-layout-grid="false">
        <style:tab-stops/>
      </style:paragraph-properties>
      <style:text-properties style:font-name="Arial" fo:font-size="10pt" fo:font-weight="bold" style:font-size-asian="10pt" style:font-weight-asian="bold" style:font-size-complex="10pt"/>
    </style:style>
    <style:style style:name="P33" style:family="paragraph" style:parent-style-name="Standard" style:list-style-name="L1">
      <style:paragraph-properties fo:margin-left="0.048cm" fo:margin-right="-0.005cm" fo:text-indent="0cm" style:auto-text-indent="false" style:snap-to-layout-grid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 style:list-style-name="L1">
      <style:paragraph-properties fo:margin-left="1.27cm" fo:margin-right="-0.005cm" fo:text-indent="0cm" style:auto-text-indent="false" style:snap-to-layout-grid="false">
        <style:tab-stops/>
      </style:paragraph-properties>
      <style:text-properties style:font-name="Arial" fo:font-size="10pt" fo:font-weight="normal" officeooo:rsid="00180de4" officeooo:paragraph-rsid="00180de4" style:font-size-asian="10pt" style:font-weight-asian="normal" style:font-size-complex="10pt" style:font-weight-complex="normal"/>
    </style:style>
    <style:style style:name="P35" style:family="paragraph" style:parent-style-name="Standard" style:list-style-name="L1">
      <style:paragraph-properties fo:margin-left="1.27cm" fo:margin-right="-0.005cm" fo:text-indent="0cm" style:auto-text-indent="false" style:snap-to-layout-grid="false">
        <style:tab-stops/>
      </style:paragraph-properties>
      <style:text-properties style:font-name="Arial" fo:font-size="10pt" fo:font-weight="bold" officeooo:rsid="00180de4" officeooo:paragraph-rsid="00180de4" style:font-size-asian="10pt" style:font-weight-asian="bold" style:font-size-complex="10pt"/>
    </style:style>
    <style:style style:name="P36" style:family="paragraph" style:parent-style-name="Standard" style:list-style-name="L2">
      <style:paragraph-properties fo:margin-left="1.9cm" fo:margin-right="-0.005cm" fo:text-indent="-0.767cm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Heading_20_1">
      <style:text-properties style:font-name="Arial" fo:font-size="10pt" style:font-size-asian="10pt" style:font-size-complex="10pt"/>
    </style:style>
    <style:style style:name="P38" style:family="paragraph" style:parent-style-name="Heading_20_1">
      <style:paragraph-properties fo:text-align="center" style:justify-single-word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de9a" style:font-weight-asian="normal" style:font-weight-complex="normal"/>
    </style:style>
    <style:style style:name="T6" style:family="text">
      <style:text-properties fo:font-weight="normal" style:font-name-asian="Helvetica" style:font-weight-asian="normal" style:font-name-complex="Helvetica" style:font-weight-complex="normal"/>
    </style:style>
    <style:style style:name="T7" style:family="text">
      <style:text-properties fo:language="es" fo:country="ES"/>
    </style:style>
    <style:style style:name="T8" style:family="text">
      <style:text-properties fo:language="es" fo:country="ES"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6de9a"/>
    </style:style>
    <style:style style:name="T12" style:family="text">
      <style:text-properties style:font-name="TimesNewRomanPSMT" fo:font-weight="normal" officeooo:rsid="002b7acf" style:font-weight-asian="normal" style:font-weight-complex="normal"/>
    </style:style>
    <style:style style:name="T13" style:family="text">
      <style:text-properties officeooo:rsid="00180de4"/>
    </style:style>
    <style:style style:name="T14" style:family="text">
      <style:text-properties officeooo:rsid="0018d9ff"/>
    </style:style>
    <style:style style:name="T15" style:family="text">
      <style:text-properties officeooo:rsid="001cbccf"/>
    </style:style>
    <style:style style:name="T16" style:family="text">
      <style:text-properties style:text-position="sub 58%" officeooo:rsid="001cbccf"/>
    </style:style>
    <style:style style:name="T17" style:family="text">
      <style:text-properties officeooo:rsid="001fda4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6"><draw:frame draw:style-name="fr1" draw:name="figura1" text:anchor-type="as-char" svg:width="3.336cm" svg:height="1.302cm" draw:z-index="0"><draw:image xlink:href="Pictures/20000058000069D500002C57B90E2E6FC394C434.wmf" xlink:type="simple" xlink:show="embed" xlink:actuate="onLoad"/></draw:frame></text:p>
          </table:table-cell>
          <table:table-cell table:style-name="Tabela1.B1" office:value-type="string">
            <text:p text:style-name="P25">UNIVERSIDADE DO ESTADO DE SANTA CATARINA </text:p>
            <text:p text:style-name="P2">CENTRO DE CIÊNCIAS TECNOLÓGICAS - CCT</text:p>
            <text:p text:style-name="P2"><text:s/></text:p>
          </table:table-cell>
        </table:table-row>
      </table:table>
      <text:p text:style-name="P9"/>
      <text:h text:style-name="P37" text:outline-level="1">P L A N O <text:s text:c="3"/>D E <text:s text:c="3"/>E N S I N O</text:h>
      <text:p text:style-name="P9"/>
      <text:p text:style-name="P11"><text:span text:style-name="T3">DEPARTAMENTO: </text:span><text:span text:style-name="T4">Ciência da Computação</text:span></text:p>
      <text:p text:style-name="P9"/>
      <text:p text:style-name="P11"><text:span text:style-name="T3">DISCIPLINA: </text:span>Estruturas de Dados<text:tab/><text:tab/><text:span text:style-name="T3">SIGLA: EDA</text:span></text:p>
      <text:p text:style-name="P1"/>
      <text:p text:style-name="P11"><text:span text:style-name="T3">CARGA HORÁRIA TOTAL: 72 <text:tab/>TEORIA: 36<text:tab/><text:tab/>PRÁTICA: <text:s/></text:span><text:span text:style-name="T4">36</text:span> </text:p>
      <text:p text:style-name="P1"/>
      <text:p text:style-name="P11"><text:span text:style-name="T3">CURSO(S): </text:span><text:span text:style-name="T4">Bacharelado em Ciências da Computação - Integral</text:span></text:p>
      <text:p text:style-name="P1"/>
      <text:p text:style-name="P11"><text:span text:style-name="T3">SEMESTRE/ANO : <text:s text:c="2"/>__</text:span><text:span text:style-name="T4">/___</text:span><text:span text:style-name="T3"><text:tab/>PRÉ-REQUISITOS:</text:span><text:span text:style-name="T4"> LPG</text:span></text:p>
      <text:p text:style-name="P1"/>
      <text:p text:style-name="P1"/>
      <text:p text:style-name="P12">OBJETIVO GERAL DA DISCIPLINA <text:s/>: <text:span text:style-name="T4">capacitar o aluno a desenvolver soluções computacionais eficientes através da utilização de algoritmos eficientes e estrutura(s) de dados adequada(s).</text:span></text:p>
      <text:p text:style-name="P7"/>
      <text:p text:style-name="P8"/>
      <text:p text:style-name="P11"><text:span text:style-name="T3">EMENTA: </text:span><text:span text:style-name="T6">Representação e manipulação de tipos abstratos de dados. Estruturas lineares. Introdução a estruturas hierárquicas. Métodos de classificação. Análise de eficiência. Aplicações.</text:span></text:p>
      <text:p text:style-name="P1"/>
      <text:p text:style-name="P11"><text:span text:style-name="T3">OBJETIVOS ESPECÍFICOS/DISCIPLINA : </text:span><text:span text:style-name="T9">Implementar </text:span><text:s/>as principais estruturas de dados (lista, fila, pilha, árvore) <text:span text:style-name="T9">Analisar </text:span><text:s/>os principais algoritmos que tratam conjuntos de dados (ordenação, busca) <text:span text:style-name="T9">Capacitar </text:span>os alunos a avaliar o melhor algoritmo para solucionar certo problema </text:p>
      <text:p text:style-name="P9"/>
      <text:p text:style-name="P1">CRONOGRAMA DE ATIVIDADES: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CARGA HOR. CONTEÚDOS </text:p>
          </table:table-cell>
          <table:table-cell table:style-name="Tabela2.A1" office:value-type="string">
            <text:p text:style-name="P16">CONTEÚDOS PROGRAMATICOS </text:p>
          </table:table-cell>
          <table:table-cell table:style-name="Tabela2.C1" office:value-type="string">
            <text:p text:style-name="P3"><text:s text:c="2"/>AVALIAÇÃO </text:p>
          </table:table-cell>
        </table:table-row>
        <table:table-row table:style-name="Tabela2.1">
          <table:table-cell table:style-name="Tabela2.A3" office:value-type="string">
            <text:p text:style-name="P10"/>
            <text:p text:style-name="P10"><text:s/>0<text:span text:style-name="T14">8</text:span> h/aulas</text:p>
          </table:table-cell>
          <table:table-cell table:style-name="Tabela2.B3" office:value-type="string">
            <text:p text:style-name="P4">1 Revisão de C, <text:span text:style-name="T17">estruturas, matrizes, ponteiros</text:span> <text:span text:style-name="T13">e introdução à análise de algoritmos</text:span></text:p>
            <text:p text:style-name="P17"/>
            <text:p text:style-name="P18"/>
          </table:table-cell>
          <table:table-cell table:style-name="Tabela2.C3" office:value-type="string">
            <text:p text:style-name="P10"/>
            <text:p text:style-name="P10">participação em classe, </text:p>
            <text:p text:style-name="P10">freqüência</text:p>
          </table:table-cell>
        </table:table-row>
        <table:table-row table:style-name="Tabela2.1">
          <table:table-cell table:style-name="Tabela2.A3" office:value-type="string">
            <text:p text:style-name="P10"/>
            <text:p text:style-name="P9">0<text:span text:style-name="T14">4</text:span> h/aulas</text:p>
          </table:table-cell>
          <table:table-cell table:style-name="Tabela2.B3" office:value-type="string">
            <text:list xml:id="list5785981080472149819" text:style-name="L1">
              <text:list-item>
                <text:list>
                  <text:list-header>
                    <text:p text:style-name="P32">2 Abstração de Dados (Tipos de Dados Abstratos)</text:p>
                    <text:list>
                      <text:list-item>
                        <text:list>
                          <text:list-header>
                            <text:p text:style-name="P34">Construção de bibliotecas encapsuladas</text:p>
                            <text:p text:style-name="P35"/>
                          </text:list-header>
                        </text:list>
                      </text:list-item>
                    </text:list>
                    <text:p text:style-name="P33"/>
                    <text:p text:style-name="P28"/>
                  </text:list-header>
                </text:list>
              </text:list-item>
            </text:list>
          </table:table-cell>
          <table:table-cell table:style-name="Tabela2.C3" office:value-type="string">
            <text:p text:style-name="P10">participação em classe, </text:p>
            <text:p text:style-name="P10">freqüência,</text:p>
            <text:p text:style-name="P10">prova,</text:p>
            <text:p text:style-name="P10">trabalho.</text:p>
            <text:p text:style-name="P9"/>
          </table:table-cell>
        </table:table-row>
        <table:table-row table:style-name="Tabela2.1">
          <table:table-cell table:style-name="Tabela2.A4" office:value-type="string">
            <text:p text:style-name="P10"/>
            <text:p text:style-name="P10"/>
            <text:p text:style-name="P10">18 h/aulas</text:p>
          </table:table-cell>
          <table:table-cell table:style-name="Tabela2.B4" office:value-type="string">
            <text:p text:style-name="P5">3. Estrutura de Dados</text:p>
            <text:list xml:id="list8623425800634863656" text:style-name="L2">
              <text:list-item>
                <text:list>
                  <text:list-header>
                    <text:p text:style-name="P36">Pilha<text:span text:style-name="T11">s</text:span> (Implementações e aplicações)</text:p>
                    <text:list>
                      <text:list-header>
                        <text:p text:style-name="P29"/>
                      </text:list-header>
                    </text:list>
                  </text:list-header>
                </text:list>
              </text:list-item>
            </text:list>
          </table:table-cell>
          <table:table-cell table:style-name="Tabela2.C4" office:value-type="string">
            <text:p text:style-name="P10">participação em classe, </text:p>
            <text:p text:style-name="P10">freqüência,</text:p>
            <text:p text:style-name="P10">prova,</text:p>
            <text:p text:style-name="P10">trabalho.</text:p>
          </table:table-cell>
        </table:table-row>
        <table:table-row table:style-name="Tabela2.1">
          <table:table-cell table:style-name="Tabela2.A5" office:value-type="string">
            <text:p text:style-name="P10"/>
            <text:p text:style-name="P9"/>
            <text:p text:style-name="P9">1<text:span text:style-name="T14">4</text:span> h/aulas </text:p>
            <text:p text:style-name="P9"/>
            <text:p text:style-name="P9"/>
          </table:table-cell>
          <table:table-cell table:style-name="Tabela2.B5" office:value-type="string">
            <text:p text:style-name="P5">4. Estrutura de Dados</text:p>
            <text:list xml:id="list110003786932858" text:continue-numbering="true" text:style-name="L2">
              <text:list-item>
                <text:list>
                  <text:list-header>
                    <text:p text:style-name="P31">Fila<text:span text:style-name="T11">s</text:span> (implementações, aplicações)</text:p>
                  </text:list-header>
                </text:list>
              </text:list-item>
            </text:list>
          </table:table-cell>
          <table:table-cell table:style-name="Tabela2.C5" office:value-type="string">
            <text:p text:style-name="P10">participação em classe, </text:p>
            <text:p text:style-name="P10">freqüência,</text:p>
            <text:p text:style-name="P10">prova,</text:p>
            <text:p text:style-name="P10">trabalho.</text:p>
            <text:p text:style-name="P10"/>
            <text:p text:style-name="P10"/>
          </table:table-cell>
        </table:table-row>
        <text:soft-page-break/>
        <table:table-row table:style-name="Tabela2.1">
          <table:table-cell table:style-name="Tabela2.A6" office:value-type="string">
            <text:p text:style-name="P10"/>
            <text:p text:style-name="P10"/>
            <text:p text:style-name="P10">1<text:span text:style-name="T14">4</text:span> h/aulas</text:p>
            <text:p text:style-name="P10"><text:line-break/></text:p>
          </table:table-cell>
          <table:table-cell table:style-name="Tabela2.B6" office:value-type="string">
            <text:p text:style-name="P5">5. Estrutura de Dados</text:p>
            <text:list xml:id="list110003094980336" text:continue-numbering="true" text:style-name="L2">
              <text:list-item>
                <text:list>
                  <text:list-header>
                    <text:p text:style-name="P29">Lista<text:span text:style-name="T11">s</text:span> (implementações e aplicações)</text:p>
                    <text:p text:style-name="P30">Métodos de busca</text:p>
                    <text:p text:style-name="P30"/>
                    <text:list text:continue-numbering="true">
                      <text:list-header>
                        <text:p text:style-name="P31"/>
                      </text:list-header>
                    </text:list>
                  </text:list-header>
                </text:list>
              </text:list-item>
            </text:list>
          </table:table-cell>
          <table:table-cell table:style-name="Tabela2.C6" office:value-type="string">
            <text:p text:style-name="P10">participação em classe,</text:p>
            <text:p text:style-name="P10">freqüência,</text:p>
            <text:p text:style-name="P10">prova,</text:p>
            <text:p text:style-name="P10">trabalho.</text:p>
          </table:table-cell>
        </table:table-row>
        <table:table-row table:style-name="Tabela2.1">
          <table:table-cell table:style-name="Tabela2.A7" office:value-type="string">
            <text:p text:style-name="P10">1<text:span text:style-name="T14">4</text:span> h/aulas</text:p>
          </table:table-cell>
          <table:table-cell table:style-name="Tabela2.B7" office:value-type="string">
            <text:p text:style-name="P6">6. Árvores e <text:span text:style-name="T11">métodos</text:span> <text:span text:style-name="T11">de</text:span> <text:span text:style-name="T11">ordenação</text:span></text:p>
            <text:p text:style-name="P27">Binária, balenceada e não balanceada</text:p>
            <text:p text:style-name="P27">n-ária, balenceada e não balanceada</text:p>
            <text:p text:style-name="P27">Métodos de ordenação</text:p>
          </table:table-cell>
          <table:table-cell table:style-name="Tabela2.C7" office:value-type="string">
            <text:p text:style-name="P10">participação em classe,</text:p>
            <text:p text:style-name="P10">freqüência,</text:p>
            <text:p text:style-name="P10">prova,</text:p>
            <text:p text:style-name="P10">trabalho.</text:p>
          </table:table-cell>
        </table:table-row>
      </table:table>
      <text:p text:style-name="P1"/>
      <text:p text:style-name="P13">METODOLOGIA PROPOSTA:<text:span text:style-name="T4"><text:tab/>A disciplina será ministrada através de aula expositivas da teoria e aulas em laboratório de forma a provocar discussões acerca dos conteúdos e produzir programa</text:span><text:span text:style-name="T5">s/</text:span><text:span text:style-name="T4">soluções para os problemas propostos. </text:span><text:span text:style-name="T5">A apresentação da disciplina deve ser permeada por discussões comparativas entre diferentes formas de implementação das estruturas de dados, comparando seus desenpenhos computacionais em relação às aplicações propostas. </text:span><text:span text:style-name="T12">No decorrer das aulas, eventualmente, poderão ser utilizados recursos de interação via internet, tais como fóruns online e assemelhados. </text:span></text:p>
      <text:p text:style-name="P9"/>
      <text:p text:style-name="P12">AVALIAÇÃO: </text:p>
      <text:p text:style-name="P19">Do aluno:</text:p>
      <text:p text:style-name="P23">O desempenho do aluno será avaliado com base no desenvolvimento das seguintes atividades e com os seguintes critérios: </text:p>
      <text:p text:style-name="P23">a) participação ativa nas aulas e nos trabalhos;</text:p>
      <text:p text:style-name="P22">b) elaboração e apresentação de trabalhos individuais ou em grupo;</text:p>
      <text:p text:style-name="P22">c) avaliações individuais (provas).</text:p>
      <text:p text:style-name="P20">A média semestral é calculada <text:span text:style-name="T15">de acordo com a Eq. 1 na qual a P</text:span><text:span text:style-name="T16">i</text:span><text:span text:style-name="T15"> indica uma prova escrita e MT indica a média ponderada das notas obtidas nos trabalhos práticos. Haverá pelo menos duas avaliações escritas e ao menos um trabalho prático no desenvolvido na disciplina</text:span><text:span text:style-name="T10">. Não está descartada a atribuição de nota (extra) como reconhecimento à participação destacada e de qualidade do(a) aluno(a) durante as atividades do curso.</text:span></text:p>
      <text:p text:style-name="P14">d) não é permitido o uso de aparelhos de comunicação (celulares e similares) durante as provas.</text:p>
      <text:p text:style-name="P14"><draw:frame draw:style-name="fr2" draw:name="Objeto1" text:anchor-type="paragraph" svg:x="3.138cm" svg:y="0.36cm" svg:width="4.567cm" svg:height="1.286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4"/>
      <text:p text:style-name="P12"/>
      <text:p text:style-name="P12"/>
      <text:p text:style-name="P12"/>
      <text:p text:style-name="P12">Do desempenho <text:s/>da disciplina e do <text:s/>professor: </text:p>
      <text:p text:style-name="P21"><text:tab/>Os estudantes terão, igualmente, a oportunidade de fazer, durante o andamento da disciplina, uma avaliação do desempenho do professor e do andamento da disciplina. Esta atividade será conduzida oportunamente pelo coordenador do curso. </text:p>
      <text:p text:style-name="P1"/>
      <text:p text:style-name="P12">BIBLIOGRAFIA( GERAL) OU DE USO DA DISCIPLINA: </text:p>
      <text:p text:style-name="P15">BÁSICA</text:p>
      <text:p text:style-name="P11"><text:span text:style-name="T8">Tenembaum, Aaron M. et al. </text:span>Estruturas de Dados Usando C. <text:s/><text:span text:style-name="T1">Ed. Makron Books.</text:span><text:span text:style-name="T2"> </text:span></text:p>
      <text:p text:style-name="P11"><text:span text:style-name="T8">Horowitz, Ellis. &amp; Sahni, Sartaj.</text:span><text:span text:style-name="T7"> </text:span>Fundamentos de Estruturas de Dados. <text:span text:style-name="T7">Editora Campus.</text:span><text:span text:style-name="T8"> </text:span></text:p>
      <text:p text:style-name="P11"><text:span text:style-name="T2">Szwarcfiter, J. L. at al.</text:span><text:span text:style-name="T1"> </text:span>Estruturas de Dados e seus Algoritmos. <text:span text:style-name="T7">Ed. LTC.</text:span><text:span text:style-name="T8"> </text:span></text:p>
      <text:h text:style-name="P38" text:outline-level="1">COMPLEMENTAR</text:h>
      <text:p text:style-name="P11"><text:span text:style-name="T3">Aitken, P. &amp; Jones, B.</text:span> Guia do Programador C, Ed Berkeley Brasil.</text:p>
      <text:p text:style-name="P11"><text:span text:style-name="T3">Azeredo, P. A. </text:span>Métodos de Classificação de Dados e Análise de suas Complexidades. <text:span text:style-name="T1">Ed. Campus</text:span><text:span text:style-name="T2"> </text:span></text:p>
      <text:p text:style-name="P11"><text:span text:style-name="T2">Cormen, Thomas H. et al. </text:span><text:span text:style-name="T1"><text:s/>Introduction to Algorithms. MIT Press.</text:span><text:span text:style-name="T2"> </text:span></text:p>
      <text:p text:style-name="P11"><text:span text:style-name="T2">Kernigham, B. W. <text:s/></text:span>A Linguagem de Programação C, Ed. Campus.</text:p>
      <text:p text:style-name="P11"><text:soft-page-break/><text:span text:style-name="T3">Preiss, Bruno R.</text:span> Estruturas de Dados e Algoritmos – Padrões e projetos orientados a objetos com Java, Editora Campus.</text:p>
      <text:p text:style-name="P11"><text:span text:style-name="T3">Schildt, H. </text:span>C Avançado – Guia do Usuário, Ed. <text:span text:style-name="T1">McGraw Hill.</text:span><text:span text:style-name="T2"> </text:span></text:p>
      <text:p text:style-name="P11"><text:span text:style-name="T2">Schildt, H.</text:span><text:span text:style-name="T1"> C Completo e Total, <text:s/>McGraw Hill</text:span><text:span text:style-name="T2"> </text:span></text:p>
      <text:p text:style-name="P11"><text:span text:style-name="T3">Ward, R. </text:span><text:s/>Depurando em C, Ed Campus.</text:p>
      <text:p text:style-name="P24"><text:span text:style-name="T8">Veloso, Paulo. et al. <text:s/></text:span><text:span text:style-name="T4">Estruturas de Dados. Editora Camp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.035cm" fo:border="0.51pt solid #000000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" style:display-name="Corpo de texto 2" style:family="paragraph" style:parent-style-name="Standard">
      <style:paragraph-properties fo:margin-top="0.106cm" fo:margin-bottom="0.106cm" loext:contextual-spacing="false" fo:text-align="center" style:justify-single-word="false" fo:orphans="0" fo:widows="0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text-align="center" style:justify-single-word="false" fo:text-indent="0cm" style:auto-text-indent="false" fo:padding="0.035cm" fo:border="0.51pt solid #000000"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 fo:padding="0.035cm" fo:border="0.51pt solid #00000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_</dc:title>
    <meta:creation-date>2010-02-11T15:20:21.89</meta:creation-date>
    <meta:editing-cycles>34</meta:editing-cycles>
    <meta:editing-duration>PT4H5M27S</meta:editing-duration>
    <dc:date>2017-07-31T11:00:02.700327507</dc:date>
    <meta:generator>LibreOffice/5.2.7.2$Linux_X86_64 LibreOffice_project/20m0$Build-2</meta:generator>
    <meta:document-statistic meta:table-count="2" meta:image-count="1" meta:object-count="1" meta:page-count="3" meta:paragraph-count="86" meta:word-count="656" meta:character-count="4450" meta:non-whitespace-character-count="382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 display="block">
  <semantics>
    <mrow>
      <mrow>
        <mi mathvariant="italic">MS</mi>
        <mo stretchy="false">=</mo>
        <mfrac>
          <mrow>
            <mrow>
              <mo fence="true" stretchy="false">(</mo>
              <mrow>
                <mrow>
                  <munderover>
                    <mo stretchy="false">∑</mo>
                    <mn>1</mn>
                    <mi>n</mi>
                  </munderover>
                  <msub>
                    <mi>P</mi>
                    <mi>i</mi>
                  </msub>
                </mrow>
              </mrow>
              <mo fence="true" stretchy="false">)</mo>
            </mrow>
            <mrow>
              <mspace width="4em"/>
              <mo stretchy="false">+</mo>
              <mspace width="2em"/>
            </mrow>
            <mi mathvariant="italic">MT</mi>
          </mrow>
          <mrow>
            <mi>n</mi>
            <mo stretchy="false">+</mo>
            <mn>1</mn>
          </mrow>
        </mfrac>
      </mrow>
      <mspace width="10em"/>
      <mrow>
        <mo fence="true" stretchy="false">(</mo>
        <mrow>
          <mn>1</mn>
        </mrow>
        <mo fence="true" stretchy="false">)</mo>
      </mrow>
    </mrow>
    <annotation encoding="StarMath 5.0">MS = {( sum from{1} to{n} P_{i}) ~~+ ~MT} over {n+1} ~~~~~(1)
</annotation>
  </semantics>
</math>
</file>